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font-size="15pt" style:font-size-asian="15pt" style:font-size-complex="15pt"/>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cques Uber</text:p>
      <text:p text:style-name="P1">1/17/2013</text:p>
      <text:p text:style-name="P1">CS391</text:p>
      <text:p text:style-name="P1">CS Ethics</text:p>
      <text:p text:style-name="P1">Essay #1</text:p>
      <text:p text:style-name="P1"/>
      <text:p text:style-name="P2">Evaluating the morality of speeding using ethics</text:p>
      <text:p text:style-name="Standard"/>
      <text:p text:style-name="Standard">I occasionally drive to Portland to visit my family and friends while I am at college. The most efficient way, in terms of distance and time spent traveling, is to travel via Interstate 5. During one recent trip to Portland I was in a rush because I was supposed to attend a Christmas party and I decided to travel a few miles per hour faster (~10mph) than the posted speed limit. Was is morally right to speed? When applying Kant's ethical theories, does the act of speeding pass the Categorical Imperative test? That is, does expanding the act of speeding into a universal rule still make it an appropriate act? When applying Act Utilitarianism, does the end results of the me speeding produce a sufficient level of happiness?</text:p>
      <text:p text:style-name="Standard"/>
      <text:p text:style-name="Standard">To apply Kantianism to the act of speeding, one must first imagine a world where all drivers drove faster than the posted speed limit. In my case, the speed limit on Interstate 5 was 65mph. At most I was going at a speed of 70mph. Hypothesizing about a scenario where all drivers on the Interstate were traveling this fast would yield no concrete results, but looking at a case study where drivers <text:span text:style-name="T1">do</text:span> regularly travel ~75mph can help us decide if allowing everyone to drive this fast would be acceptable. In Idaho, the speed limit on Urban Interstate roads is 75mph [1]. Additionally, there were less car crashes in Idaho than in Oregon in 2012 [2]. These numbers are not to make a definitive point about whether speeding leads to more or less car crashes; the numbers show that if everyone drove 10mph <text:s/>faster on Interstate <text:s/>5, the results would be acceptable. This suggests that Kantianism would approve of me driving 10mph over the speed limit.</text:p>
      <text:p text:style-name="Standard"/>
      <text:p text:style-name="Standard">On the night that I chose to speed, I was on my way to Portland to be with my family which includes my younger siblings that enjoy my company. I don't get to spend much time with them so the more time I get to spend with them, generally, the happier they are. This increase in happiness is important to keep in mind when trying to apply Act Utilitarianism. Because Act Utilitarianism is able to evaluate my actions <text:span text:style-name="T1">after</text:span> I've done them, we can look at the effect of my speeding on everyone involved. After I had reached Portland safely my car was intact and I had not hit anybody or caused an accident. My speeding had no significant effect on other drivers on Interstate 5, that is, no one had their happiness levels extremely reduced (or increased). My speeding did have a significant effect on my younger siblings because I got to spend more time with them, that is, they experienced more happiness than they would have had I decided not to speed.</text:p>
      <text:p text:style-name="Standard"/>
      <text:p text:style-name="Standard">Applying both Kantianism and Act Utilitarianism to my situation is a rather crude approach to judging whether or not my choice of speeding was ethical. In both cases I think that over generalization is required to pigeon hole my situation into both frameworks. My discomfort with these theories may be because I am relatively new to formal ethical analysis.</text:p>
      <text:p text:style-name="Standard"/>
      <text:p text:style-name="Standard">[1] <text:a xlink:type="simple" xlink:href="http://www.iihs.org/laws/speedlimits.aspx">http://www.iihs.org/laws/speedlimits.aspx</text:a></text:p>
      <text:p text:style-name="Standard">[2] http://www.iihs.org/research/fatality.aspx?topicName=Statebystateover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Lohit Devanagar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7T18:09:20</meta:creation-date>
    <dc:date>2013-01-18T08:07:01</dc:date>
    <meta:editing-duration>PT19M30S</meta:editing-duration>
    <meta:editing-cycles>4</meta:editing-cycles>
    <meta:generator>LibreOffice/3.5$Linux_X86_64 LibreOffice_project/350m1$Build-2</meta:generator>
    <meta:document-statistic meta:table-count="0" meta:image-count="0" meta:object-count="0" meta:page-count="1" meta:paragraph-count="12" meta:word-count="546" meta:character-count="3195" meta:non-whitespace-character-count="2659"/>
  </office:meta>
</office:document-meta>
</file>